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ientAttributeWrapper.TransientAttributeWrappe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ginalForward.rehydrateRequest( HttpServletRequest reque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OriginalForward.saveRequestAttrs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ializableAttributeWrapp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ginalForward.OriginalForward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ientAttributeWrapp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AttributeWrapper.SerializableAttributeWrappe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